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fill-color="#12b1fc" draw:textarea-horizontal-align="justify" draw:textarea-vertical-align="middle" draw:auto-grow-height="false" fo:min-height="0.74cm" fo:min-width="1.622cm"/>
    </style:style>
    <style:style style:name="gr3" style:family="graphic" style:parent-style-name="standard">
      <style:graphic-properties draw:fill-color="#add58a" draw:textarea-horizontal-align="justify" draw:textarea-vertical-align="middle" draw:auto-grow-height="false" fo:min-height="0.834cm" fo:min-width="7.984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0.834cm" fo:min-width="6.384cm"/>
    </style:style>
    <style:style style:name="gr5" style:family="graphic" style:parent-style-name="standard">
      <style:graphic-properties draw:fill-color="#fccf5d" draw:textarea-horizontal-align="justify" draw:textarea-vertical-align="middle" draw:auto-grow-height="false" fo:min-height="1.556cm" fo:min-width="7.906cm"/>
    </style:style>
    <style:style style:name="gr6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5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95cm"/>
    </style:style>
    <style:style style:name="gr12" style:family="graphic" style:parent-style-name="standard">
      <style:graphic-properties draw:fill-color="#f79448" draw:textarea-horizontal-align="justify" draw:textarea-vertical-align="middle" draw:auto-grow-height="false" fo:min-height="0.25cm" fo:min-width="0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13cm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1.7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1.7cm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1.7cm" draw:shadow="hidden"/>
    </style:style>
    <style:style style:name="gr17" style:family="graphic" style:parent-style-name="standard">
      <style:graphic-properties draw:fill-color="#e3d200" draw:textarea-horizontal-align="justify" draw:textarea-vertical-align="middle" draw:auto-grow-height="false" fo:min-height="0.15cm" fo:min-width="1.3cm" draw:shadow="hidden"/>
    </style:style>
    <style:style style:name="gr18" style:family="graphic">
      <style:graphic-properties style:protect="siz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text-align="center"/>
    </style:style>
    <style:style style:name="P4" style:family="paragraph">
      <loext:graphic-properties draw:fill-color="#12b1fc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add58a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adc5e7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ccf5d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-color="#f79448"/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e3d200"/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Title 1" presentation:style-name="pr1" draw:text-style-name="P1" draw:layer="layout" svg:width="22.859cm" svg:height="1.481cm" svg:x="1.27cm" svg:y="0.121cm" presentation:class="title" presentation:user-transformed="true">
          <draw:text-box>
            <text:p>RIC Alarm System</text:p>
          </draw:text-box>
        </draw:frame>
        <draw:custom-shape draw:name="TextBox 81" draw:style-name="gr1" draw:text-style-name="P2" draw:layer="layout" svg:width="24.129cm" svg:height="7.437cm" svg:x="0.828cm" svg:y="11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draw:layer="layout" svg:width="3cm" svg:height="1.4cm" svg:x="6.8cm" svg:y="6.974cm">
          <text:p text:style-name="P3"><text:span text:style-name="T1">VES-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8.6cm" svg:height="1.2cm" svg:x="6.8cm" svg:y="4.3cm">
          <text:p text:style-name="P3"><text:span text:style-name="T1">Network Management System (ONAP, SMO, VES Collector,et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.4cm" svg:x="12.4cm" svg:y="7cm">
          <text:p text:style-name="P3"><text:span text:style-name="T1">O1 Medi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7cm" svg:height="1.2cm" svg:x="7.6cm" svg:y="9.8cm">
          <text:p text:style-name="P3"><text:span text:style-name="T1">Prometheus Alert 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8.6cm" svg:height="2cm" svg:x="6.8cm" svg:y="11.9cm">
          <text:p text:style-name="P3"><text:span text:style-name="T1">Alert 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.4cm" svg:x="12.4cm" svg:y="14.9cm">
          <text:p text:style-name="P3"><text:span text:style-name="T1">RIC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8" draw:layer="layout" svg:x1="8.2cm" svg:y1="6.974cm" svg:x2="8.2cm" svg:y2="5.5cm">
          <text:p/>
        </draw:line>
        <draw:line draw:style-name="gr7" draw:text-style-name="P8" draw:layer="layout" svg:x1="8.3cm" svg:y1="9.8cm" svg:x2="8.3cm" svg:y2="8.374cm">
          <text:p/>
        </draw:line>
        <draw:line draw:style-name="gr7" draw:text-style-name="P8" draw:layer="layout" svg:x1="13.9cm" svg:y1="5.5cm" svg:x2="13.9cm" svg:y2="7cm">
          <text:p/>
        </draw:line>
        <draw:line draw:style-name="gr7" draw:text-style-name="P8" draw:layer="layout" svg:x1="14cm" svg:y1="8.4cm" svg:x2="14cm" svg:y2="9.8cm">
          <text:p/>
        </draw:line>
        <draw:line draw:style-name="gr7" draw:text-style-name="P8" draw:layer="layout" svg:x1="13.9cm" svg:y1="14.9cm" svg:x2="13.9cm" svg:y2="13.9cm">
          <text:p/>
        </draw:line>
        <draw:frame draw:style-name="gr8" draw:text-style-name="P9" draw:layer="layout" svg:width="4.054cm" svg:height="0.569cm" svg:x="13.8cm" svg:y="6cm">
          <draw:text-box>
            <text:p><text:span text:style-name="T1">Upload active alarms via O1</text:span></text:p>
          </draw:text-box>
        </draw:frame>
        <draw:frame draw:style-name="gr9" draw:text-style-name="P9" draw:layer="layout" svg:width="3.643cm" svg:height="0.569cm" svg:x="8.1cm" svg:y="6.031cm">
          <draw:text-box>
            <text:p><text:span text:style-name="T1">Post alerts as VES faults</text:span></text:p>
          </draw:text-box>
        </draw:frame>
        <draw:frame draw:style-name="gr10" draw:text-style-name="P9" draw:layer="layout" svg:width="3.453cm" svg:height="0.569cm" svg:x="8.2cm" svg:y="8.831cm">
          <draw:text-box>
            <text:p><text:span text:style-name="T1">HTTP post active alerts</text:span></text:p>
          </draw:text-box>
        </draw:frame>
        <draw:frame draw:style-name="gr11" draw:text-style-name="P9" draw:layer="layout" svg:width="3.495cm" svg:height="0.569cm" svg:x="13.9cm" svg:y="8.7cm">
          <draw:text-box>
            <text:p><text:span text:style-name="T1">HTTP GET active alerts</text:span></text:p>
          </draw:text-box>
        </draw:frame>
        <draw:line draw:style-name="gr7" draw:text-style-name="P8" draw:layer="layout" svg:x1="9.4cm" svg:y1="11.9cm" svg:x2="9.4cm" svg:y2="11cm">
          <text:p/>
        </draw:line>
        <draw:custom-shape draw:style-name="gr12" draw:text-style-name="P10" draw:layer="layout" svg:width="1.4cm" svg:height="0.5cm" svg:x="13.2cm" svg:y="13.4cm">
          <text:p text:style-name="P3"><text:span text:style-name="T1">RM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4cm" svg:height="0.5cm" svg:x="7.6cm" svg:y="13.4cm">
          <text:p text:style-name="P3"><text:span text:style-name="T1">RE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.4cm" svg:x="6.801cm" svg:y="14.901cm">
          <text:p text:style-name="P3"><text:span text:style-name="T1">RIC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8.301cm" svg:y1="14.901cm" svg:x2="8.301cm" svg:y2="13.901cm">
          <text:p/>
        </draw:line>
        <draw:frame draw:style-name="gr13" draw:text-style-name="P9" draw:layer="layout" svg:width="3.313cm" svg:height="0.569cm" svg:x="13.8cm" svg:y="14.3cm">
          <draw:text-box>
            <text:p><text:span text:style-name="T1">Send alarms as JSON</text:span></text:p>
          </draw:text-box>
        </draw:frame>
        <draw:frame draw:style-name="gr13" draw:text-style-name="P9" draw:layer="layout" svg:width="3.313cm" svg:height="0.569cm" svg:x="8.201cm" svg:y="14.301cm">
          <draw:text-box>
            <text:p><text:span text:style-name="T1">Send alarms as JSON</text:span></text:p>
          </draw:text-box>
        </draw:frame>
        <draw:custom-shape draw:style-name="gr14" draw:text-style-name="P3" draw:layer="layout" svg:width="2.2cm" svg:height="0.5cm" svg:x="8.1cm" svg:y="11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2cm" svg:height="0.5cm" svg:x="7.9cm" svg:y="1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2cm" svg:height="0.5cm" svg:x="7.7cm" svg:y="12.1cm">
          <text:p text:style-name="P3"><text:span text:style-name="T1">CNN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2cm" svg:height="0.5cm" svg:x="12.3cm" svg:y="11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2cm" svg:height="0.5cm" svg:x="12.1cm" svg:y="1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2cm" svg:height="0.5cm" svg:x="11.9cm" svg:y="12.1cm">
          <text:p text:style-name="P3"><text:span text:style-name="T1">Active alarms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8cm" svg:height="0.4cm" svg:x="13cm" svg:y="15cm">
          <text:p text:style-name="P3"><text:span text:style-name="T1">Alarm li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8" draw:layer="layout" svg:width="12.699cm" svg:height="9.524cm" svg:x="3.175cm" svg:y="1.905cm" draw:page-number="1" presentation:class="page"/>
          <draw:frame draw:name="Notes Placeholder 2" presentation:style-name="pr2" draw:text-style-name="P14" draw:layer="layout" svg:width="15.239cm" svg:height="11.429cm" svg:x="1.905cm" svg:y="12.065cm" presentation:class="notes" presentation:user-transformed="true">
            <draw:text-box>
              <text:p text:style-name="P13"><text:span text:style-name="T2"/></text:p>
              <text:p text:style-name="P13"><text:span text:style-name="T2"/></text:p>
            </draw:text-box>
          </draw:frame>
          <draw:frame draw:name="Slide Number Placeholder 3" presentation:style-name="pr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3"><text:page-number>1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10-06">6.10.2020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10-06">6.10.2020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outing needs in RIC</dc:title>
    <meta:initial-creator>Matti Hiltunen</meta:initial-creator>
    <meta:editing-cycles>60</meta:editing-cycles>
    <meta:creation-date>2019-04-02T13:15:13</meta:creation-date>
    <dc:date>2020-10-06T13:55:47.899030686</dc:date>
    <meta:editing-duration>P9DT1H19M43S</meta:editing-duration>
    <meta:generator>LibreOffice/6.0.7.3$Linux_X86_64 LibreOffice_project/00m0$Build-3</meta:generator>
    <meta:document-statistic meta:object-count="66"/>
    <meta:user-defined meta:name="AppVersion">12.0000</meta:user-defined>
    <meta:user-defined meta:name="Company">AT&amp;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